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989c" officeooo:paragraph-rsid="001a989c" style:font-weight-asian="bold" style:font-weight-complex="bold"/>
    </style:style>
    <style:style style:name="P2" style:family="paragraph" style:parent-style-name="Standard">
      <style:text-properties fo:font-weight="bold" officeooo:rsid="001a989c" officeooo:paragraph-rsid="001a989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a989c" officeooo:paragraph-rsid="001a989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a989c" officeooo:paragraph-rsid="001a989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FS and DFS</text:p>
      <text:p text:style-name="P1"/>
      <text:p text:style-name="P2">/* Roll no. : 2002</text:p>
      <text:p text:style-name="P2">Batch : E-10</text:p>
      <text:p text:style-name="P2">*/</text:p>
      <text:p text:style-name="P2"><text:span text:style-name="T1"></text:span></text:p>
      <text:p text:style-name="P2"><text:span text:style-name="T1">#include &lt;iostream&gt;</text:span></text:p>
      <text:p text:style-name="P2"><text:span text:style-name="T1">#include "adj_list.h"</text:span></text:p>
      <text:p text:style-name="P2"><text:span text:style-name="T1">#include&lt;stdlib.h&gt;</text:span></text:p>
      <text:p text:style-name="P2"><text:span text:style-name="T1">using namespace std;</text:span></text:p>
      <text:p text:style-name="P2"><text:span text:style-name="T1"></text:span></text:p>
      <text:p text:style-name="P2"><text:span text:style-name="T1">int main()</text:span></text:p>
      <text:p text:style-name="P2"><text:span text:style-name="T1">{</text:span></text:p>
      <text:p text:style-name="P2"><text:span text:style-name="T1"><text:tab/>adj_list A;</text:span></text:p>
      <text:p text:style-name="P2"><text:span text:style-name="T1"></text:span></text:p>
      <text:p text:style-name="P2"><text:span text:style-name="T1"><text:tab/>do</text:span></text:p>
      <text:p text:style-name="P2"><text:span text:style-name="T1"><text:tab/>{</text:span></text:p>
      <text:p text:style-name="P2"><text:span text:style-name="T1"><text:tab/><text:tab/>int ch;</text:span></text:p>
      <text:p text:style-name="P2"><text:span text:style-name="T1"><text:tab/><text:tab/>cout&lt;&lt;"\tMENU\n";</text:span></text:p>
      <text:p text:style-name="P2"><text:span text:style-name="T1"></text:span></text:p>
      <text:p text:style-name="P2"><text:span text:style-name="T1"><text:tab/><text:tab/>cout&lt;&lt;"\t\t1.Create\n\t\t2.Display\n\t\t3.Friends\n\t\t4.Comments"</text:span></text:p>
      <text:p text:style-name="P2"><text:span text:style-name="T1"><text:tab/><text:tab/><text:tab/><text:tab/>"\n\t\t5.Date of birth\n\t\t6.Exit\n\n";</text:span></text:p>
      <text:p text:style-name="P2"><text:span text:style-name="T1"><text:tab/><text:tab/>cout&lt;&lt;"Enter Choice : ";</text:span></text:p>
      <text:p text:style-name="P2"><text:span text:style-name="T1"><text:tab/><text:tab/>cin&gt;&gt;ch;</text:span></text:p>
      <text:p text:style-name="P2"><text:span text:style-name="T1"><text:tab/><text:tab/>cout&lt;&lt;endl;</text:span></text:p>
      <text:p text:style-name="P2"><text:span text:style-name="T1"></text:span></text:p>
      <text:p text:style-name="P2"><text:span text:style-name="T1"><text:tab/><text:tab/>switch(ch)</text:span></text:p>
      <text:p text:style-name="P2"><text:span text:style-name="T1"><text:tab/><text:tab/>{</text:span></text:p>
      <text:p text:style-name="P2"><text:span text:style-name="T1"><text:tab/><text:tab/><text:tab/>case 1:</text:span></text:p>
      <text:p text:style-name="P2"><text:span text:style-name="T1"><text:tab/><text:tab/><text:tab/><text:tab/>{</text:span></text:p>
      <text:p text:style-name="P2"><text:span text:style-name="T1"><text:tab/><text:tab/><text:tab/><text:tab/><text:tab/>int n;</text:span></text:p>
      <text:p text:style-name="P2"><text:span text:style-name="T1"></text:span></text:p>
      <text:p text:style-name="P2"><text:span text:style-name="T1"><text:tab/><text:tab/><text:tab/><text:tab/><text:tab/>cout&lt;&lt;"Enter number of users in your network : ";</text:span></text:p>
      <text:p text:style-name="P2"><text:span text:style-name="T1"><text:tab/><text:tab/><text:tab/><text:tab/><text:tab/>cin&gt;&gt;n;</text:span></text:p>
      <text:p text:style-name="P2"><text:span text:style-name="T1"><text:tab/><text:tab/><text:tab/><text:tab/><text:tab/>cout&lt;&lt;endl;</text:span></text:p>
      <text:p text:style-name="P2"><text:span text:style-name="T1"></text:span></text:p>
      <text:p text:style-name="P2"><text:span text:style-name="T1"><text:tab/><text:tab/><text:tab/><text:tab/><text:tab/>A.root=A.create(n);</text:span></text:p>
      <text:p text:style-name="P2"><text:span text:style-name="T1"><text:tab/><text:tab/><text:tab/><text:tab/><text:tab/>break;</text:span></text:p>
      <text:p text:style-name="P2"><text:span text:style-name="T1"><text:tab/><text:tab/><text:tab/><text:tab/>}</text:span></text:p>
      <text:p text:style-name="P2"><text:span text:style-name="T1"></text:span></text:p>
      <text:p text:style-name="P2"><text:span text:style-name="T1"><text:tab/><text:tab/><text:tab/>case 2:</text:span></text:p>
      <text:p text:style-name="P2"><text:span text:style-name="T1"><text:tab/><text:tab/><text:tab/>{</text:span></text:p>
      <text:p text:style-name="P2"><text:span text:style-name="T1"><text:tab/><text:tab/><text:tab/><text:tab/><text:tab/>A.display(A.root);</text:span></text:p>
      <text:p text:style-name="P2"><text:span text:style-name="T1"><text:tab/><text:tab/><text:tab/><text:tab/><text:tab/>break;</text:span></text:p>
      <text:p text:style-name="P2"><text:span text:style-name="T1"><text:tab/><text:tab/><text:tab/>}</text:span></text:p>
      <text:p text:style-name="P2"><text:span text:style-name="T1"></text:span></text:p>
      <text:p text:style-name="P2"><text:span text:style-name="T1"><text:tab/><text:tab/><text:tab/>case 3:</text:span></text:p>
      <text:p text:style-name="P2"><text:span text:style-name="T1"><text:tab/><text:tab/><text:tab/>{</text:span></text:p>
      <text:p text:style-name="P2"><text:span text:style-name="T1"><text:tab/><text:tab/><text:tab/><text:tab/><text:tab/>A.bfs(A.root);</text:span></text:p>
      <text:p text:style-name="P2"><text:span text:style-name="T1"><text:tab/><text:tab/><text:tab/><text:tab/><text:tab/>A.unvisit();</text:span></text:p>
      <text:p text:style-name="P2"><text:span text:style-name="T1"><text:tab/><text:tab/><text:tab/><text:tab/><text:tab/>A.dfs(A.root,0);</text:span></text:p>
      <text:p text:style-name="P2"><text:span text:style-name="T1"></text:span></text:p>
      <text:p text:style-name="P2"><text:soft-page-break/><text:span text:style-name="T1"><text:tab/><text:tab/><text:tab/><text:tab/><text:tab/>cout&lt;&lt;"User having maximum friends : "&lt;&lt;A.popular&lt;&lt;endl;</text:span></text:p>
      <text:p text:style-name="P2"><text:span text:style-name="T1"><text:tab/><text:tab/><text:tab/><text:tab/><text:tab/>cout&lt;&lt;"Number of "&lt;&lt;A.popular&lt;&lt;" has is : "&lt;&lt;A.max_friends&lt;&lt;endl;</text:span></text:p>
      <text:p text:style-name="P2"><text:span text:style-name="T1"><text:tab/><text:tab/><text:tab/><text:tab/><text:tab/>break;</text:span></text:p>
      <text:p text:style-name="P2"><text:span text:style-name="T1"></text:span></text:p>
      <text:p text:style-name="P2"><text:span text:style-name="T1"><text:tab/><text:tab/><text:tab/>}</text:span></text:p>
      <text:p text:style-name="P2"><text:span text:style-name="T1"></text:span></text:p>
      <text:p text:style-name="P2"><text:span text:style-name="T1"><text:tab/><text:tab/><text:tab/>case 4:</text:span></text:p>
      <text:p text:style-name="P2"><text:span text:style-name="T1"><text:tab/><text:tab/><text:tab/>{</text:span></text:p>
      <text:p text:style-name="P2"><text:span text:style-name="T1"><text:tab/><text:tab/><text:tab/><text:tab/><text:tab/>A.unvisit();</text:span></text:p>
      <text:p text:style-name="P2"><text:span text:style-name="T1"><text:tab/><text:tab/><text:tab/><text:tab/><text:tab/>A.dfs(A.root,0);</text:span></text:p>
      <text:p text:style-name="P2"><text:span text:style-name="T1"></text:span></text:p>
      <text:p text:style-name="P2"><text:span text:style-name="T1"><text:tab/><text:tab/><text:tab/><text:tab/><text:tab/>cout&lt;&lt;"Maximum comments have been made by : "&lt;&lt;A.social&lt;&lt;endl;</text:span></text:p>
      <text:p text:style-name="P2"><text:span text:style-name="T1"><text:tab/><text:tab/><text:tab/><text:tab/><text:tab/>cout&lt;&lt;"Number of comments made by "&lt;&lt;A.social&lt;&lt;" is "&lt;&lt;A.max&lt;&lt;endl&lt;&lt;endl;</text:span></text:p>
      <text:p text:style-name="P2"><text:span text:style-name="T1"></text:span></text:p>
      <text:p text:style-name="P2"><text:span text:style-name="T1"><text:tab/><text:tab/><text:tab/><text:tab/><text:tab/>cout&lt;&lt;"Minimum comments have been made by : "&lt;&lt;A.introvert&lt;&lt;endl;</text:span></text:p>
      <text:p text:style-name="P2"><text:span text:style-name="T1"><text:tab/><text:tab/><text:tab/><text:tab/><text:tab/>cout&lt;&lt;"Number of comments made by "&lt;&lt;A.introvert&lt;&lt;" is "&lt;&lt;A.min&lt;&lt;endl;</text:span></text:p>
      <text:p text:style-name="P2"><text:span text:style-name="T1"></text:span></text:p>
      <text:p text:style-name="P2"><text:span text:style-name="T1"><text:tab/><text:tab/><text:tab/><text:tab/><text:tab/>break;</text:span></text:p>
      <text:p text:style-name="P2"><text:span text:style-name="T1"><text:tab/><text:tab/><text:tab/>}</text:span></text:p>
      <text:p text:style-name="P2"><text:span text:style-name="T1"></text:span></text:p>
      <text:p text:style-name="P2"><text:span text:style-name="T1"><text:tab/><text:tab/><text:tab/>case 5:</text:span></text:p>
      <text:p text:style-name="P2"><text:span text:style-name="T1"><text:tab/><text:tab/><text:tab/>{</text:span></text:p>
      <text:p text:style-name="P2"><text:span text:style-name="T1"><text:tab/><text:tab/><text:tab/><text:tab/><text:tab/>int month;</text:span></text:p>
      <text:p text:style-name="P2"><text:span text:style-name="T1"><text:tab/><text:tab/><text:tab/><text:tab/><text:tab/>cout&lt;&lt;"Enter month you are intrested in <text:s/>: ";</text:span></text:p>
      <text:p text:style-name="P2"><text:span text:style-name="T1"><text:tab/><text:tab/><text:tab/><text:tab/><text:tab/>cin&gt;&gt;month;</text:span></text:p>
      <text:p text:style-name="P2"><text:span text:style-name="T1"><text:tab/><text:tab/><text:tab/><text:tab/><text:tab/>cout&lt;&lt;endl;</text:span></text:p>
      <text:p text:style-name="P2"><text:span text:style-name="T1"></text:span></text:p>
      <text:p text:style-name="P2"><text:span text:style-name="T1"><text:tab/><text:tab/><text:tab/><text:tab/><text:tab/>A.unvisit();</text:span></text:p>
      <text:p text:style-name="P2"><text:span text:style-name="T1"><text:tab/><text:tab/><text:tab/><text:tab/><text:tab/>A.dfs(A.root,month);</text:span></text:p>
      <text:p text:style-name="P2"><text:span text:style-name="T1"><text:tab/><text:tab/><text:tab/><text:tab/><text:tab/>cout&lt;&lt;"Number of people having date of birth in month "</text:span></text:p>
      <text:p text:style-name="P2"><text:span text:style-name="T1"><text:tab/><text:tab/><text:tab/><text:tab/><text:tab/>&lt;&lt;month&lt;&lt;" : "&lt;&lt;A.same_month&lt;&lt;endl;</text:span></text:p>
      <text:p text:style-name="P2"><text:span text:style-name="T1"></text:span></text:p>
      <text:p text:style-name="P2"><text:span text:style-name="T1"><text:tab/><text:tab/><text:tab/><text:tab/><text:tab/>break;</text:span></text:p>
      <text:p text:style-name="P2"><text:span text:style-name="T1"><text:tab/><text:tab/><text:tab/>}</text:span></text:p>
      <text:p text:style-name="P2"><text:span text:style-name="T1"></text:span></text:p>
      <text:p text:style-name="P2"><text:span text:style-name="T1"><text:tab/><text:tab/>case 6:<text:tab/><text:tab/>exit(0);</text:span></text:p>
      <text:p text:style-name="P2"><text:span text:style-name="T1"></text:span></text:p>
      <text:p text:style-name="P2"><text:span text:style-name="T1"><text:tab/><text:tab/>}</text:span></text:p>
      <text:p text:style-name="P2"><text:span text:style-name="T1"><text:tab/>}</text:span></text:p>
      <text:p text:style-name="P2"><text:span text:style-name="T1"><text:tab/>while(1);</text:span></text:p>
      <text:p text:style-name="P2"><text:span text:style-name="T1"></text:span></text:p>
      <text:p text:style-name="P2"><text:span text:style-name="T1"><text:tab/>return 0;</text:span></text:p>
      <text:p text:style-name="P2"><text:span text:style-name="T1">}</text:span></text:p>
      <text:p text:style-name="P2"/>
      <text:p text:style-name="P2"/>
      <text:p text:style-name="P2"/>
      <text:p text:style-name="P2"/>
      <text:p text:style-name="P2"><text:soft-page-break/></text:p>
      <text:p text:style-name="P1">adj_list.h</text:p>
      <text:p text:style-name="P3"/>
      <text:p text:style-name="P3"><text:span text:style-name="T1">/*</text:span></text:p>
      <text:p text:style-name="P3"><text:span text:style-name="T1"><text:s/>* adj_list.h</text:span></text:p>
      <text:p text:style-name="P3"><text:span text:style-name="T1"><text:s/>*</text:span></text:p>
      <text:p text:style-name="P3"><text:span text:style-name="T1"><text:s/>* <text:s/>Created on: 21-Feb-2018</text:span></text:p>
      <text:p text:style-name="P3"><text:span text:style-name="T1"><text:s/>* <text:s text:c="5"/>Author: e2002</text:span></text:p>
      <text:p text:style-name="P3"><text:span text:style-name="T1"><text:s/>*/</text:span></text:p>
      <text:p text:style-name="P3"><text:span text:style-name="T1">#include&lt;iostream&gt;</text:span></text:p>
      <text:p text:style-name="P3"><text:span text:style-name="T1">#include&lt;string&gt;</text:span></text:p>
      <text:p text:style-name="P3"><text:span text:style-name="T1">using namespace std;</text:span></text:p>
      <text:p text:style-name="P3"><text:span text:style-name="T1"></text:span></text:p>
      <text:p text:style-name="P3"><text:span text:style-name="T1"></text:span></text:p>
      <text:p text:style-name="P3"><text:span text:style-name="T1">struct frnd</text:span></text:p>
      <text:p text:style-name="P3"><text:span text:style-name="T1">{</text:span></text:p>
      <text:p text:style-name="P3"><text:span text:style-name="T1"><text:tab/>string name;</text:span></text:p>
      <text:p text:style-name="P3"><text:span text:style-name="T1"><text:tab/>frnd * next;</text:span></text:p>
      <text:p text:style-name="P3"><text:span text:style-name="T1"></text:span></text:p>
      <text:p text:style-name="P3"><text:span text:style-name="T1">};</text:span></text:p>
      <text:p text:style-name="P3"><text:span text:style-name="T1"></text:span></text:p>
      <text:p text:style-name="P3"><text:span text:style-name="T1">struct node</text:span></text:p>
      <text:p text:style-name="P3"><text:span text:style-name="T1">{</text:span></text:p>
      <text:p text:style-name="P3"><text:span text:style-name="T1"><text:tab/>string Name;</text:span></text:p>
      <text:p text:style-name="P3"><text:span text:style-name="T1"><text:tab/>int dd,mm,yy;</text:span></text:p>
      <text:p text:style-name="P3"><text:span text:style-name="T1"><text:tab/>int post;</text:span></text:p>
      <text:p text:style-name="P3"><text:span text:style-name="T1"><text:tab/>node * down;</text:span></text:p>
      <text:p text:style-name="P3"><text:span text:style-name="T1"><text:tab/>frnd * Next;</text:span></text:p>
      <text:p text:style-name="P3"><text:span text:style-name="T1"><text:tab/>int visited;</text:span></text:p>
      <text:p text:style-name="P3"><text:span text:style-name="T1"><text:tab/>int friends;</text:span></text:p>
      <text:p text:style-name="P3"><text:span text:style-name="T1">};</text:span></text:p>
      <text:p text:style-name="P3"><text:span text:style-name="T1"></text:span></text:p>
      <text:p text:style-name="P3"><text:span text:style-name="T1">#ifndef ADJ_LIST_H_</text:span></text:p>
      <text:p text:style-name="P3"><text:span text:style-name="T1">#define ADJ_LIST_H_</text:span></text:p>
      <text:p text:style-name="P3"><text:span text:style-name="T1"></text:span></text:p>
      <text:p text:style-name="P3"><text:span text:style-name="T1">class adj_list</text:span></text:p>
      <text:p text:style-name="P3"><text:span text:style-name="T1">{</text:span></text:p>
      <text:p text:style-name="P3"><text:span text:style-name="T1"></text:span></text:p>
      <text:p text:style-name="P3"><text:span text:style-name="T1">public:</text:span></text:p>
      <text:p text:style-name="P3"><text:span text:style-name="T1"></text:span></text:p>
      <text:p text:style-name="P3"><text:span text:style-name="T1"><text:tab/><text:tab/>node * root;</text:span></text:p>
      <text:p text:style-name="P3"><text:span text:style-name="T1"></text:span></text:p>
      <text:p text:style-name="P3"><text:span text:style-name="T1"><text:tab/><text:tab/>int max;</text:span></text:p>
      <text:p text:style-name="P3"><text:span text:style-name="T1"><text:tab/><text:tab/>int min;</text:span></text:p>
      <text:p text:style-name="P3"><text:span text:style-name="T1"><text:tab/><text:tab/>int same_month;</text:span></text:p>
      <text:p text:style-name="P3"><text:span text:style-name="T1"><text:tab/><text:tab/>int max_friends;</text:span></text:p>
      <text:p text:style-name="P3"><text:span text:style-name="T1"><text:tab/><text:tab/>string popular;</text:span></text:p>
      <text:p text:style-name="P3"><text:span text:style-name="T1"><text:tab/><text:tab/>string social;</text:span></text:p>
      <text:p text:style-name="P3"><text:span text:style-name="T1"><text:tab/><text:tab/>string introvert;</text:span></text:p>
      <text:p text:style-name="P3"><text:span text:style-name="T1"></text:span></text:p>
      <text:p text:style-name="P3"><text:span text:style-name="T1"><text:tab/><text:tab/>adj_list();</text:span></text:p>
      <text:p text:style-name="P3"><text:span text:style-name="T1"><text:tab/><text:tab/>node * create(int);</text:span></text:p>
      <text:p text:style-name="P3"><text:soft-page-break/><text:span text:style-name="T1"><text:tab/><text:tab/>frnd * add_friend(node *);</text:span></text:p>
      <text:p text:style-name="P3"><text:span text:style-name="T1"><text:tab/><text:tab/>void display(node *);</text:span></text:p>
      <text:p text:style-name="P3"><text:span text:style-name="T1"></text:span></text:p>
      <text:p text:style-name="P3"><text:span text:style-name="T1"><text:tab/><text:tab/>void dfs(node *,int);</text:span></text:p>
      <text:p text:style-name="P3"><text:span text:style-name="T1"><text:tab/><text:tab/>void bfs(node *);</text:span></text:p>
      <text:p text:style-name="P3"><text:span text:style-name="T1"><text:tab/><text:tab/>node * search(string);</text:span></text:p>
      <text:p text:style-name="P3"><text:span text:style-name="T1"><text:tab/><text:tab/>void unvisit();</text:span></text:p>
      <text:p text:style-name="P3"><text:span text:style-name="T1">};</text:span></text:p>
      <text:p text:style-name="P3"><text:span text:style-name="T1"></text:span></text:p>
      <text:p text:style-name="P3"><text:span text:style-name="T1">#endif /* ADJ_LIST_H_ */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">adj_list.cpp</text:p>
      <text:p text:style-name="P4"/>
      <text:p text:style-name="P4">/*</text:p>
      <text:p text:style-name="P4"><text:s/>* adj_list.cpp</text:p>
      <text:p text:style-name="P4"><text:s/>*</text:p>
      <text:p text:style-name="P4"><text:s/>* <text:s/>Created on: 21-Feb-2018</text:p>
      <text:p text:style-name="P4"><text:s/>* <text:s text:c="5"/>Author: e2002</text:p>
      <text:p text:style-name="P4"><text:s/>*/</text:p>
      <text:p text:style-name="P4"></text:p>
      <text:p text:style-name="P4">#include "adj_list.h"</text:p>
      <text:p text:style-name="P4">#include&lt;iostream&gt;</text:p>
      <text:p text:style-name="P4">#include&lt;string&gt;</text:p>
      <text:p text:style-name="P4">#include&lt;malloc.h&gt;</text:p>
      <text:p text:style-name="P4">#include&lt;queue&gt;</text:p>
      <text:p text:style-name="P4">using namespace std;</text:p>
      <text:p text:style-name="P4"></text:p>
      <text:p text:style-name="P4">adj_list :: adj_list()</text:p>
      <text:p text:style-name="P4">{</text:p>
      <text:p text:style-name="P4"><text:tab/>max=0;</text:p>
      <text:p text:style-name="P4"><text:tab/>min=9999;</text:p>
      <text:p text:style-name="P4"><text:tab/>same_month=0;</text:p>
      <text:p text:style-name="P4"><text:tab/>max_friends=0;</text:p>
      <text:p text:style-name="P4">}</text:p>
      <text:p text:style-name="P4"></text:p>
      <text:p text:style-name="P4">void getdata(node * p)</text:p>
      <text:p text:style-name="P4">{</text:p>
      <text:p text:style-name="P4"><text:tab/>cout&lt;&lt;"Enter Name : ";</text:p>
      <text:p text:style-name="P4"><text:tab/>cin&gt;&gt;p-&gt;Name;</text:p>
      <text:p text:style-name="P4"><text:tab/>cout&lt;&lt;endl;</text:p>
      <text:p text:style-name="P4"></text:p>
      <text:p text:style-name="P4"><text:tab/>cout&lt;&lt;"Enter Date of Birth(DD/MM/YYYY) : ";</text:p>
      <text:p text:style-name="P4"><text:tab/>cin&gt;&gt;p-&gt;dd;</text:p>
      <text:p text:style-name="P4"><text:tab/>cin&gt;&gt;p-&gt;mm;</text:p>
      <text:p text:style-name="P4"><text:tab/>cin&gt;&gt;p-&gt;yy;</text:p>
      <text:p text:style-name="P4"><text:tab/>cout&lt;&lt;endl;</text:p>
      <text:p text:style-name="P4"></text:p>
      <text:p text:style-name="P4"><text:tab/>cout&lt;&lt;"Enter post : ";</text:p>
      <text:p text:style-name="P4"><text:tab/>cin&gt;&gt;p-&gt;post;</text:p>
      <text:p text:style-name="P4"><text:tab/>cout&lt;&lt;endl;</text:p>
      <text:p text:style-name="P4"></text:p>
      <text:p text:style-name="P4"><text:tab/>p-&gt;visited=0;</text:p>
      <text:p text:style-name="P4"><text:tab/>p-&gt;friends=0;</text:p>
      <text:p text:style-name="P4"></text:p>
      <text:p text:style-name="P4">}</text:p>
      <text:p text:style-name="P4"></text:p>
      <text:p text:style-name="P4">frnd * adj_list:: add_friend(node * root)</text:p>
      <text:p text:style-name="P4">{</text:p>
      <text:p text:style-name="P4"><text:tab/>frnd *head,*p,*q;</text:p>
      <text:p text:style-name="P4"></text:p>
      <text:p text:style-name="P4"><text:tab/><text:tab/>head = new frnd;</text:p>
      <text:p text:style-name="P4"></text:p>
      <text:p text:style-name="P4"><text:soft-page-break/><text:tab/><text:tab/>cout&lt;&lt;"Enter Name of 1st friend of "&lt;&lt;root-&gt;Name&lt;&lt;" : ";</text:p>
      <text:p text:style-name="P4"><text:tab/><text:tab/>cin&gt;&gt;head-&gt;name;</text:p>
      <text:p text:style-name="P4"><text:tab/><text:tab/>cout&lt;&lt;endl;</text:p>
      <text:p text:style-name="P4"></text:p>
      <text:p text:style-name="P4"><text:tab/><text:tab/>head-&gt;next=NULL;</text:p>
      <text:p text:style-name="P4"></text:p>
      <text:p text:style-name="P4"><text:tab/><text:tab/>p=head;</text:p>
      <text:p text:style-name="P4"><text:tab/><text:tab/>int i=1;</text:p>
      <text:p text:style-name="P4"></text:p>
      <text:p text:style-name="P4"><text:tab/><text:tab/>cout&lt;&lt;"More friends?(Y/N) of "&lt;&lt;root-&gt;Name&lt;&lt;" : ";</text:p>
      <text:p text:style-name="P4"><text:tab/><text:tab/>char ch;</text:p>
      <text:p text:style-name="P4"><text:tab/><text:tab/>cin&gt;&gt;ch;</text:p>
      <text:p text:style-name="P4"><text:tab/><text:tab/>cout&lt;&lt;endl;</text:p>
      <text:p text:style-name="P4"></text:p>
      <text:p text:style-name="P4"><text:tab/><text:tab/>if(ch=='N' || ch=='n')</text:p>
      <text:p text:style-name="P4"><text:tab/><text:tab/><text:tab/>return head;</text:p>
      <text:p text:style-name="P4"></text:p>
      <text:p text:style-name="P4"></text:p>
      <text:p text:style-name="P4"><text:tab/><text:tab/>do</text:p>
      <text:p text:style-name="P4"><text:tab/><text:tab/>{</text:p>
      <text:p text:style-name="P4"><text:tab/><text:tab/><text:tab/>q=new frnd;</text:p>
      <text:p text:style-name="P4"></text:p>
      <text:p text:style-name="P4"><text:tab/><text:tab/><text:tab/>cout&lt;&lt;"Enter name of frind <text:s/>no. "&lt;&lt;i+1&lt;&lt;" : ";</text:p>
      <text:p text:style-name="P4"><text:tab/><text:tab/><text:tab/>cin&gt;&gt;q-&gt;name;</text:p>
      <text:p text:style-name="P4"><text:tab/><text:tab/><text:tab/>cout&lt;&lt;endl;</text:p>
      <text:p text:style-name="P4"></text:p>
      <text:p text:style-name="P4"><text:tab/><text:tab/><text:tab/>q-&gt;next=NULL;</text:p>
      <text:p text:style-name="P4"></text:p>
      <text:p text:style-name="P4"><text:tab/><text:tab/><text:tab/>p-&gt;next=q;</text:p>
      <text:p text:style-name="P4"><text:tab/><text:tab/><text:tab/>p=q;</text:p>
      <text:p text:style-name="P4"></text:p>
      <text:p text:style-name="P4"><text:tab/><text:tab/><text:tab/>i++;</text:p>
      <text:p text:style-name="P4"></text:p>
      <text:p text:style-name="P4"><text:tab/><text:tab/><text:tab/>cout&lt;&lt;"More friends?(Y/N) of "&lt;&lt;root-&gt;Name&lt;&lt;" : ";</text:p>
      <text:p text:style-name="P4"><text:tab/><text:tab/><text:tab/>char ch;</text:p>
      <text:p text:style-name="P4"><text:tab/><text:tab/><text:tab/>cin&gt;&gt;ch;</text:p>
      <text:p text:style-name="P4"><text:tab/><text:tab/><text:tab/>cout&lt;&lt;endl;</text:p>
      <text:p text:style-name="P4"></text:p>
      <text:p text:style-name="P4"><text:tab/><text:tab/><text:tab/>if(ch=='N' || ch=='n')</text:p>
      <text:p text:style-name="P4"><text:tab/><text:tab/><text:tab/><text:tab/>break;</text:p>
      <text:p text:style-name="P4"></text:p>
      <text:p text:style-name="P4"><text:tab/><text:tab/>}</text:p>
      <text:p text:style-name="P4"><text:tab/><text:tab/>while(1);</text:p>
      <text:p text:style-name="P4"></text:p>
      <text:p text:style-name="P4"><text:tab/><text:tab/>return head;</text:p>
      <text:p text:style-name="P4">}</text:p>
      <text:p text:style-name="P4"></text:p>
      <text:p text:style-name="P4">node * adj_list:: create(int n)</text:p>
      <text:p text:style-name="P4">{</text:p>
      <text:p text:style-name="P4"></text:p>
      <text:p text:style-name="P4"><text:tab/>node *head,*p,*q;</text:p>
      <text:p text:style-name="P4"><text:tab/>head = new node;</text:p>
      <text:p text:style-name="P4"><text:soft-page-break/></text:p>
      <text:p text:style-name="P4"><text:tab/>cout&lt;&lt;"Enter Data of 1st Person : ";</text:p>
      <text:p text:style-name="P4"><text:tab/>cout&lt;&lt;endl&lt;&lt;endl;</text:p>
      <text:p text:style-name="P4"><text:tab/>getdata(head);</text:p>
      <text:p text:style-name="P4"><text:tab/>cout&lt;&lt;endl;</text:p>
      <text:p text:style-name="P4"></text:p>
      <text:p text:style-name="P4"><text:tab/>head-&gt;down=NULL;</text:p>
      <text:p text:style-name="P4"><text:tab/>head-&gt;Next=NULL;</text:p>
      <text:p text:style-name="P4"></text:p>
      <text:p text:style-name="P4"><text:tab/>p=head;</text:p>
      <text:p text:style-name="P4"></text:p>
      <text:p text:style-name="P4"><text:tab/>for(int i=1;i&lt;n;i++)</text:p>
      <text:p text:style-name="P4"><text:tab/>{</text:p>
      <text:p text:style-name="P4"><text:tab/><text:tab/>q=new node;</text:p>
      <text:p text:style-name="P4"></text:p>
      <text:p text:style-name="P4"><text:tab/><text:tab/>cout&lt;&lt;"Enter data of person no. "&lt;&lt;i+1&lt;&lt;" : ";</text:p>
      <text:p text:style-name="P4"><text:tab/><text:tab/>cout&lt;&lt;endl&lt;&lt;endl;</text:p>
      <text:p text:style-name="P4"><text:tab/><text:tab/>getdata(q);</text:p>
      <text:p text:style-name="P4"><text:tab/><text:tab/>cout&lt;&lt;endl;</text:p>
      <text:p text:style-name="P4"></text:p>
      <text:p text:style-name="P4"><text:tab/><text:tab/>q-&gt;down=NULL;</text:p>
      <text:p text:style-name="P4"><text:tab/><text:tab/>q-&gt;Next=NULL;</text:p>
      <text:p text:style-name="P4"></text:p>
      <text:p text:style-name="P4"><text:tab/><text:tab/>p-&gt;down=q;</text:p>
      <text:p text:style-name="P4"><text:tab/><text:tab/>p=q;</text:p>
      <text:p text:style-name="P4"></text:p>
      <text:p text:style-name="P4"><text:tab/>}</text:p>
      <text:p text:style-name="P4"></text:p>
      <text:p text:style-name="P4"><text:tab/>p=head;</text:p>
      <text:p text:style-name="P4"></text:p>
      <text:p text:style-name="P4"><text:tab/>while(p != NULL)</text:p>
      <text:p text:style-name="P4"><text:tab/>{</text:p>
      <text:p text:style-name="P4"><text:tab/><text:tab/>p-&gt;Next=add_friend(p);</text:p>
      <text:p text:style-name="P4"><text:tab/><text:tab/>p=p-&gt;down;</text:p>
      <text:p text:style-name="P4"><text:tab/>}</text:p>
      <text:p text:style-name="P4"></text:p>
      <text:p text:style-name="P4"></text:p>
      <text:p text:style-name="P4"><text:tab/>return head;</text:p>
      <text:p text:style-name="P4">}</text:p>
      <text:p text:style-name="P4"></text:p>
      <text:p text:style-name="P4"></text:p>
      <text:p text:style-name="P4"></text:p>
      <text:p text:style-name="P4">void adj_list :: display(node *p)</text:p>
      <text:p text:style-name="P4">{</text:p>
      <text:p text:style-name="P4"><text:tab/>node *head;</text:p>
      <text:p text:style-name="P4"></text:p>
      <text:p text:style-name="P4"><text:tab/>head=p;</text:p>
      <text:p text:style-name="P4"></text:p>
      <text:p text:style-name="P4"><text:tab/>while(head != NULL)</text:p>
      <text:p text:style-name="P4"><text:tab/>{</text:p>
      <text:p text:style-name="P4"><text:tab/><text:tab/>cout&lt;&lt;""&lt;&lt;head-&gt;Name;</text:p>
      <text:p text:style-name="P4"></text:p>
      <text:p text:style-name="P4"><text:soft-page-break/><text:tab/><text:tab/>frnd <text:s/>*q;</text:p>
      <text:p text:style-name="P4"><text:tab/><text:tab/><text:tab/>q=head-&gt;Next;</text:p>
      <text:p text:style-name="P4"></text:p>
      <text:p text:style-name="P4"><text:tab/><text:tab/><text:tab/>while(q != NULL)</text:p>
      <text:p text:style-name="P4"><text:tab/><text:tab/><text:tab/>{</text:p>
      <text:p text:style-name="P4"><text:tab/><text:tab/><text:tab/><text:tab/>cout&lt;&lt;"&lt;- "&lt;&lt;q-&gt;name;</text:p>
      <text:p text:style-name="P4"><text:tab/><text:tab/><text:tab/><text:tab/>q=q-&gt;next;</text:p>
      <text:p text:style-name="P4"><text:tab/><text:tab/><text:tab/>}</text:p>
      <text:p text:style-name="P4"></text:p>
      <text:p text:style-name="P4"><text:tab/><text:tab/>cout&lt;&lt;endl;</text:p>
      <text:p text:style-name="P4"><text:tab/><text:tab/>head=head-&gt;down;</text:p>
      <text:p text:style-name="P4"><text:tab/>}</text:p>
      <text:p text:style-name="P4"></text:p>
      <text:p text:style-name="P4"><text:tab/>cout&lt;&lt;"NULL";</text:p>
      <text:p text:style-name="P4"><text:tab/>cout&lt;&lt;endl;</text:p>
      <text:p text:style-name="P4">}</text:p>
      <text:p text:style-name="P4"></text:p>
      <text:p text:style-name="P4">void adj_list :: unvisit()</text:p>
      <text:p text:style-name="P4">{</text:p>
      <text:p text:style-name="P4"><text:tab/>node *p;</text:p>
      <text:p text:style-name="P4"><text:tab/>p=root;</text:p>
      <text:p text:style-name="P4"></text:p>
      <text:p text:style-name="P4"><text:tab/>while(p != NULL)</text:p>
      <text:p text:style-name="P4"><text:tab/>{</text:p>
      <text:p text:style-name="P4"><text:tab/><text:tab/>p-&gt;visited=0;</text:p>
      <text:p text:style-name="P4"><text:tab/><text:tab/>p=p-&gt;down;</text:p>
      <text:p text:style-name="P4"><text:tab/>}</text:p>
      <text:p text:style-name="P4">}</text:p>
      <text:p text:style-name="P4"></text:p>
      <text:p text:style-name="P4">node * adj_list :: search(string val)</text:p>
      <text:p text:style-name="P4">{</text:p>
      <text:p text:style-name="P4"><text:tab/>if(root-&gt;Name == val)</text:p>
      <text:p text:style-name="P4"><text:tab/><text:tab/>return root;</text:p>
      <text:p text:style-name="P4"></text:p>
      <text:p text:style-name="P4"><text:tab/>node * p;</text:p>
      <text:p text:style-name="P4"><text:tab/>p=root;</text:p>
      <text:p text:style-name="P4"></text:p>
      <text:p text:style-name="P4"><text:tab/>while(p != NULL &amp;&amp; p-&gt;Name != val)</text:p>
      <text:p text:style-name="P4"><text:tab/><text:tab/>p=p-&gt;down;;</text:p>
      <text:p text:style-name="P4"></text:p>
      <text:p text:style-name="P4"><text:tab/>if(p-&gt;Name == val)</text:p>
      <text:p text:style-name="P4"><text:tab/><text:tab/>return p;</text:p>
      <text:p text:style-name="P4"></text:p>
      <text:p text:style-name="P4"><text:tab/>else</text:p>
      <text:p text:style-name="P4"><text:tab/><text:tab/>return NULL;</text:p>
      <text:p text:style-name="P4">}</text:p>
      <text:p text:style-name="P4"></text:p>
      <text:p text:style-name="P4">void adj_list :: <text:s/>dfs(node * root,int month)</text:p>
      <text:p text:style-name="P4">{</text:p>
      <text:p text:style-name="P4"><text:tab/>if(root-&gt;visited == 1)</text:p>
      <text:p text:style-name="P4"><text:tab/><text:tab/>return ;</text:p>
      <text:p text:style-name="P4"></text:p>
      <text:p text:style-name="P4"><text:soft-page-break/><text:tab/>root-&gt;visited = 1;</text:p>
      <text:p text:style-name="P4"></text:p>
      <text:p text:style-name="P4"><text:tab/>if(root-&gt;post &lt; min)</text:p>
      <text:p text:style-name="P4"><text:tab/>{</text:p>
      <text:p text:style-name="P4"><text:tab/><text:tab/>min=root-&gt;post;</text:p>
      <text:p text:style-name="P4"><text:tab/><text:tab/>introvert=root-&gt;Name;</text:p>
      <text:p text:style-name="P4"><text:tab/>}</text:p>
      <text:p text:style-name="P4"></text:p>
      <text:p text:style-name="P4"><text:tab/>if(root-&gt;post &gt; max)</text:p>
      <text:p text:style-name="P4"><text:tab/>{</text:p>
      <text:p text:style-name="P4"><text:tab/><text:tab/>max=root-&gt;post;</text:p>
      <text:p text:style-name="P4"><text:tab/><text:tab/>social=root-&gt;Name;</text:p>
      <text:p text:style-name="P4"><text:tab/>}</text:p>
      <text:p text:style-name="P4"></text:p>
      <text:p text:style-name="P4"><text:tab/>if(root-&gt;mm == month)</text:p>
      <text:p text:style-name="P4"><text:tab/><text:tab/>same_month++;</text:p>
      <text:p text:style-name="P4"></text:p>
      <text:p text:style-name="P4"><text:tab/>if(root-&gt;friends &gt; max_friends)</text:p>
      <text:p text:style-name="P4"><text:tab/><text:tab/>{</text:p>
      <text:p text:style-name="P4"><text:tab/><text:tab/><text:tab/>max_friends=root-&gt;friends;</text:p>
      <text:p text:style-name="P4"><text:tab/><text:tab/><text:tab/>popular=root-&gt;Name;</text:p>
      <text:p text:style-name="P4"><text:tab/><text:tab/>}</text:p>
      <text:p text:style-name="P4"></text:p>
      <text:p text:style-name="P4"><text:tab/>frnd * p;</text:p>
      <text:p text:style-name="P4"><text:tab/>p=root-&gt;Next;</text:p>
      <text:p text:style-name="P4"></text:p>
      <text:p text:style-name="P4"><text:tab/>while(p != NULL)</text:p>
      <text:p text:style-name="P4"><text:tab/>{</text:p>
      <text:p text:style-name="P4"><text:tab/><text:tab/>node * temp;</text:p>
      <text:p text:style-name="P4"><text:tab/><text:tab/>temp=search(p-&gt;name);</text:p>
      <text:p text:style-name="P4"><text:tab/><text:tab/>dfs(temp,month);</text:p>
      <text:p text:style-name="P4"></text:p>
      <text:p text:style-name="P4"><text:tab/><text:tab/>p=p-&gt;next;</text:p>
      <text:p text:style-name="P4"><text:tab/>}</text:p>
      <text:p text:style-name="P4">}</text:p>
      <text:p text:style-name="P4"></text:p>
      <text:p text:style-name="P4">void adj_list :: bfs(node * current)</text:p>
      <text:p text:style-name="P4">{</text:p>
      <text:p text:style-name="P4"><text:tab/>queue&lt;node *&gt;q;</text:p>
      <text:p text:style-name="P4"></text:p>
      <text:p text:style-name="P4"><text:tab/>q.push(current);</text:p>
      <text:p text:style-name="P4"><text:tab/>current-&gt;visited=1;</text:p>
      <text:p text:style-name="P4"></text:p>
      <text:p text:style-name="P4"><text:tab/>while(! q.empty())</text:p>
      <text:p text:style-name="P4"><text:tab/>{</text:p>
      <text:p text:style-name="P4"><text:tab/><text:tab/>frnd * p;</text:p>
      <text:p text:style-name="P4"><text:tab/><text:tab/>p = q.front()-&gt;Next;</text:p>
      <text:p text:style-name="P4"></text:p>
      <text:p text:style-name="P4"><text:tab/><text:tab/>while(p != NULL)</text:p>
      <text:p text:style-name="P4"><text:tab/><text:tab/>{</text:p>
      <text:p text:style-name="P4"><text:tab/><text:tab/><text:tab/>node * temp;</text:p>
      <text:p text:style-name="P4"><text:tab/><text:tab/><text:tab/>temp=search(p-&gt;name);</text:p>
      <text:p text:style-name="P4"><text:soft-page-break/></text:p>
      <text:p text:style-name="P4"><text:tab/><text:tab/><text:tab/>if(temp-&gt;visited == 0)</text:p>
      <text:p text:style-name="P4"><text:tab/><text:tab/><text:tab/>{</text:p>
      <text:p text:style-name="P4"><text:tab/><text:tab/><text:tab/><text:tab/>temp-&gt;visited=1;</text:p>
      <text:p text:style-name="P4"><text:tab/><text:tab/><text:tab/><text:tab/>q.push(temp);</text:p>
      <text:p text:style-name="P4"><text:tab/><text:tab/><text:tab/>}</text:p>
      <text:p text:style-name="P4"></text:p>
      <text:p text:style-name="P4"><text:tab/><text:tab/><text:tab/>q.front()-&gt;friends++;</text:p>
      <text:p text:style-name="P4"><text:tab/><text:tab/><text:tab/>p=p-&gt;next;</text:p>
      <text:p text:style-name="P4"><text:tab/><text:tab/>}</text:p>
      <text:p text:style-name="P4"><text:tab/><text:tab/>q.pop();</text:p>
      <text:p text:style-name="P4"><text:tab/>}</text:p>
      <text:p text:style-name="P4">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8:48:02.104047711</meta:creation-date>
    <dc:date>2018-03-13T18:52:39.894389164</dc:date>
    <meta:editing-duration>P0D</meta:editing-duration>
    <meta:editing-cycles>1</meta:editing-cycles>
    <meta:document-statistic meta:table-count="0" meta:image-count="0" meta:object-count="0" meta:page-count="10" meta:paragraph-count="425" meta:word-count="643" meta:character-count="5411" meta:non-whitespace-character-count="4088"/>
    <meta:generator>LibreOffice/4.2.8.2$Linux_X86_64 LibreOffice_project/420m0$Build-2</meta:generator>
  </office:meta>
</office:document-meta>
</file>